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5">Accusé complet </text:p>
                </table:table-cell>
              </table:table-row>
              <table:table-row>
                <table:table-cell office:value-type="string" table:style-name="Tableau2.A2">
                  <text:p text:style-name="P5">Enquête du …. au ….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GO4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7">Décision finale Collège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5">Accusé complet </text:p>
                </table:table-cell>
              </table:table-row>
              <table:table-row>
                <table:table-cell office:value-type="string" table:style-name="Tableau2.A2">
                  <text:p text:style-name="P5">Enquête du …. au ….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GO4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7">Décision finale Collège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5">Accusé complet </text:p>
                </table:table-cell>
              </table:table-row>
              <table:table-row>
                <table:table-cell office:value-type="string" table:style-name="Tableau2.A2">
                  <text:p text:style-name="P5">Enquête du …. au ….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GO4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7">Décision finale Collège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5">Accusé complet </text:p>
                </table:table-cell>
              </table:table-row>
              <table:table-row>
                <table:table-cell office:value-type="string" table:style-name="Tableau2.A2">
                  <text:p text:style-name="P5">Enquête du …. au ….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GO4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7">Décision finale Collège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8-07-16T13:58:59.050673073</dc:date>
    <dc:creator>bleybaert</dc:creator>
    <meta:editing-duration>PT1M9S</meta:editing-duration>
    <meta:editing-cycles>1</meta:editing-cycles>
    <meta:document-statistic meta:table-count="2" meta:image-count="0" meta:object-count="0" meta:page-count="1" meta:paragraph-count="20" meta:word-count="85" meta:character-count="572" meta:non-whitespace-character-count="516"/>
    <meta:generator>LibreOffice/5.4.6.2$Linux_X86_64 LibreOffice_project/40m0$Build-2</meta:generator>
  </office:meta>
</office:document-meta>
</file>